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c50f" officeooo:paragraph-rsid="001ec50f"/>
    </style:style>
    <style:style style:name="P2" style:family="paragraph" style:parent-style-name="Standard">
      <style:text-properties officeooo:rsid="001f7fb5" officeooo:paragraph-rsid="001f7fb5"/>
    </style:style>
    <style:style style:name="P3" style:family="paragraph" style:parent-style-name="Standard">
      <style:text-properties officeooo:rsid="00213f20" officeooo:paragraph-rsid="00213f20"/>
    </style:style>
    <style:style style:name="T1" style:family="text">
      <style:text-properties officeooo:rsid="001f7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set: 4125638_7 with goal 12345678_<text:line-break/></text:p>
      <text:p text:style-name="P1">Optimal Solution:</text:p>
      <text:p text:style-name="P1"/>
      <text:p text:style-name="P1">4 1 2</text:p>
      <text:p text:style-name="P1">5 6 3</text:p>
      <text:p text:style-name="P1">8 _ 7</text:p>
      <text:p text:style-name="P1"/>
      <text:p text:style-name="P1">4 1 2</text:p>
      <text:p text:style-name="P1">5 6 3</text:p>
      <text:p text:style-name="P1">8 7 _</text:p>
      <text:p text:style-name="P1"/>
      <text:p text:style-name="P1">4 1 2</text:p>
      <text:p text:style-name="P1">5 6 _</text:p>
      <text:p text:style-name="P1">8 7 3</text:p>
      <text:p text:style-name="P1"/>
      <text:p text:style-name="P1">4 1 2</text:p>
      <text:p text:style-name="P1">5 _ 6</text:p>
      <text:p text:style-name="P1">8 7 3</text:p>
      <text:p text:style-name="P1"/>
      <text:p text:style-name="P1">4 1 2</text:p>
      <text:p text:style-name="P1">5 7 6</text:p>
      <text:p text:style-name="P1">8 _ 3</text:p>
      <text:p text:style-name="P1"/>
      <text:p text:style-name="P1">4 1 2</text:p>
      <text:p text:style-name="P1">5 7 6</text:p>
      <text:p text:style-name="P1">_ 8 3</text:p>
      <text:p text:style-name="P1"/>
      <text:p text:style-name="P1">4 1 2</text:p>
      <text:p text:style-name="P1">_ 7 6</text:p>
      <text:p text:style-name="P1">5 8 3</text:p>
      <text:p text:style-name="P1"/>
      <text:p text:style-name="P1">4 1 2</text:p>
      <text:p text:style-name="P1">7 _ 6</text:p>
      <text:p text:style-name="P1">5 8 3</text:p>
      <text:p text:style-name="P1"/>
      <text:p text:style-name="P1">4 1 2</text:p>
      <text:p text:style-name="P1">7 6 _</text:p>
      <text:p text:style-name="P1">5 8 3</text:p>
      <text:p text:style-name="P1"/>
      <text:p text:style-name="P1">4 1 2</text:p>
      <text:p text:style-name="P1">7 6 3</text:p>
      <text:p text:style-name="P1">5 8 _</text:p>
      <text:p text:style-name="P1"/>
      <text:p text:style-name="P1">4 1 2</text:p>
      <text:p text:style-name="P1">7 6 3</text:p>
      <text:p text:style-name="P1">5 _ 8</text:p>
      <text:p text:style-name="P1"/>
      <text:p text:style-name="P1">4 1 2</text:p>
      <text:p text:style-name="P1"><text:soft-page-break/>7 6 3</text:p>
      <text:p text:style-name="P1">_ 5 8</text:p>
      <text:p text:style-name="P1"/>
      <text:p text:style-name="P1">4 1 2</text:p>
      <text:p text:style-name="P1">_ 6 3</text:p>
      <text:p text:style-name="P1">7 5 8</text:p>
      <text:p text:style-name="P1"/>
      <text:p text:style-name="P1">_ 1 2</text:p>
      <text:p text:style-name="P1">4 6 3</text:p>
      <text:p text:style-name="P1">7 5 8</text:p>
      <text:p text:style-name="P1"/>
      <text:p text:style-name="P1">1 _ 2</text:p>
      <text:p text:style-name="P1">4 6 3</text:p>
      <text:p text:style-name="P1">7 5 8</text:p>
      <text:p text:style-name="P1"/>
      <text:p text:style-name="P1">1 2 _</text:p>
      <text:p text:style-name="P1">4 6 3</text:p>
      <text:p text:style-name="P1">7 5 8</text:p>
      <text:p text:style-name="P1"/>
      <text:p text:style-name="P1">1 2 3</text:p>
      <text:p text:style-name="P1">4 6 _</text:p>
      <text:p text:style-name="P1">7 5 8</text:p>
      <text:p text:style-name="P1"/>
      <text:p text:style-name="P1">1 2 3</text:p>
      <text:p text:style-name="P1">4 _ 6</text:p>
      <text:p text:style-name="P1">7 5 8</text:p>
      <text:p text:style-name="P1"/>
      <text:p text:style-name="P1">1 2 3</text:p>
      <text:p text:style-name="P1">4 5 6</text:p>
      <text:p text:style-name="P1">7 _ 8</text:p>
      <text:p text:style-name="P1"/>
      <text:p text:style-name="P1">1 2 3</text:p>
      <text:p text:style-name="P1">4 5 6</text:p>
      <text:p text:style-name="P1">7 8 _</text:p>
      <text:p text:style-name="P1"/>
      <text:p text:style-name="P1">Breadth-First <text:span text:style-name="T1">solution s</text:span>tatistics:</text:p>
      <text:p text:style-name="P1"/>
      <text:p text:style-name="P1">Max nodes in search space is: <text:s/>67038</text:p>
      <text:p text:style-name="P1">Number of nodes searched is: <text:s/>67293</text:p>
      <text:p text:style-name="P1">Solution depth is: <text:s/>19</text:p>
      <text:p text:style-name="P1"/>
      <text:p text:style-name="P1"/>
      <text:p text:style-name="P2">Omitting the Greedy Best First Solution due to length.</text:p>
      <text:p text:style-name="P2"/>
      <text:p text:style-name="P2">Greedy Best First solution stats:</text:p>
      <text:p text:style-name="P2">Max nodes in search space is: <text:s/>733</text:p>
      <text:p text:style-name="P2">Number of nodes searched is: <text:s/>519</text:p>
      <text:p text:style-name="P2">Solution depth is: <text:s/>55</text:p>
      <text:p text:style-name="P1"/>
      <text:p text:style-name="P3"><text:soft-page-break/>A* with Tiles Out of Place Heuristic solution statistics:</text:p>
      <text:p text:style-name="P3">Max nodes in search space is: <text:s/>5338</text:p>
      <text:p text:style-name="P3">Number of nodes searched is: <text:s/>4398</text:p>
      <text:p text:style-name="P3">Solution depth is: <text:s/>19</text:p>
      <text:p text:style-name="P3"/>
      <text:p text:style-name="P3">A* with Manhattan Distance Heuristic solution statistics:</text:p>
      <text:p text:style-name="P3">Max nodes in search space is: <text:s/>994</text:p>
      <text:p text:style-name="P3">Number of nodes searched is: <text:s/>787</text:p>
      <text:p text:style-name="P3">Solution depth is: <text:s/>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8:52:55.620239000</meta:creation-date>
    <dc:date>2017-09-20T19:03:55.937309000</dc:date>
    <meta:editing-duration>PT10M58S</meta:editing-duration>
    <meta:editing-cycles>3</meta:editing-cycles>
    <meta:generator>LibreOffice/4.4.1.2$MacOSX_X86_64 LibreOffice_project/45e2de17089c24a1fa810c8f975a7171ba4cd432</meta:generator>
    <meta:document-statistic meta:table-count="0" meta:image-count="0" meta:object-count="0" meta:page-count="3" meta:paragraph-count="79" meta:word-count="289" meta:character-count="954" meta:non-whitespace-character-count="731"/>
  </office:meta>
</office:document-meta>
</file>